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sc_WORD,rule</text:p>
          </table:table-cell>
          <table:table-cell office:value-type="float" office:value="232183" calcext:value-type="float">
            <text:p>23218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cc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mon_dd_WOR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d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sc,rule</text:p>
          </table:table-cell>
          <table:table-cell office:value-type="float" office:value="877765" calcext:value-type="float">
            <text:p>87776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year,rule</text:p>
          </table:table-cell>
          <table:table-cell office:value-type="float" office:value="29107820" calcext:value-type="float">
            <text:p>291078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d_WOR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_WOR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_WOR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sc_WORD,rule</text:p>
          </table:table-cell>
          <table:table-cell office:value-type="float" office:value="283150" calcext:value-type="float">
            <text:p>283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dd_WORD,rule</text:p>
          </table:table-cell>
          <table:table-cell office:value-type="float" office:value="283150000" calcext:value-type="float">
            <text:p>2831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_WORD,rule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,rule</text:p>
          </table:table-cell>
          <table:table-cell office:value-type="float" office:value="226520" calcext:value-type="float">
            <text:p>226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29447600" calcext:value-type="float">
            <text:p>294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sc,rule</text:p>
          </table:table-cell>
          <table:table-cell office:value-type="float" office:value="2265200" calcext:value-type="float">
            <text:p>226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9423232" calcext:value-type="float">
            <text:p>94232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year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2sc_dd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dd_mon,rule</text:p>
          </table:table-cell>
          <table:table-cell office:value-type="float" office:value="235586463" calcext:value-type="float">
            <text:p>2355864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d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105331800" calcext:value-type="float">
            <text:p>10533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2sc,rule</text:p>
          </table:table-cell>
          <table:table-cell office:value-type="float" office:value="3964100" calcext:value-type="float">
            <text:p>396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,rule</text:p>
          </table:table-cell>
          <table:table-cell office:value-type="float" office:value="6342560" calcext:value-type="float">
            <text:p>634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_sc,rule</text:p>
          </table:table-cell>
          <table:table-cell office:value-type="float" office:value="38021382" calcext:value-type="float">
            <text:p>38021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,rule</text:p>
          </table:table-cell>
          <table:table-cell office:value-type="float" office:value="7367563" calcext:value-type="float">
            <text:p>73675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_sc,rule</text:p>
          </table:table-cell>
          <table:table-cell office:value-type="float" office:value="44171400" calcext:value-type="float">
            <text:p>4417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mon,rule</text:p>
          </table:table-cell>
          <table:table-cell office:value-type="float" office:value="5442143" calcext:value-type="float">
            <text:p>54421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sc,rule</text:p>
          </table:table-cell>
          <table:table-cell office:value-type="float" office:value="24237640" calcext:value-type="float">
            <text:p>24237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sc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sc_wORD,rule</text:p>
          </table:table-cell>
          <table:table-cell office:value-type="float" office:value="232183" calcext:value-type="float">
            <text:p>23218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cc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mon_dd_wOR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d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sc,rule</text:p>
          </table:table-cell>
          <table:table-cell office:value-type="float" office:value="877765" calcext:value-type="float">
            <text:p>87776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year,rule</text:p>
          </table:table-cell>
          <table:table-cell office:value-type="float" office:value="29107820" calcext:value-type="float">
            <text:p>291078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d_wOR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_wOR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_wOR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sc_wORD,rule</text:p>
          </table:table-cell>
          <table:table-cell office:value-type="float" office:value="283150" calcext:value-type="float">
            <text:p>283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dd_wORD,rule</text:p>
          </table:table-cell>
          <table:table-cell office:value-type="float" office:value="283150000" calcext:value-type="float">
            <text:p>2831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_wORD,rule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,rule</text:p>
          </table:table-cell>
          <table:table-cell office:value-type="float" office:value="226520" calcext:value-type="float">
            <text:p>226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29447600" calcext:value-type="float">
            <text:p>294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sc,rule</text:p>
          </table:table-cell>
          <table:table-cell office:value-type="float" office:value="2265200" calcext:value-type="float">
            <text:p>226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9423232" calcext:value-type="float">
            <text:p>94232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year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2sc_dd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dd_mon,rule</text:p>
          </table:table-cell>
          <table:table-cell office:value-type="float" office:value="235586463" calcext:value-type="float">
            <text:p>2355864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d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105331800" calcext:value-type="float">
            <text:p>10533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2sc,rule</text:p>
          </table:table-cell>
          <table:table-cell office:value-type="float" office:value="3964100" calcext:value-type="float">
            <text:p>396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,rule</text:p>
          </table:table-cell>
          <table:table-cell office:value-type="float" office:value="6342560" calcext:value-type="float">
            <text:p>634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_sc,rule</text:p>
          </table:table-cell>
          <table:table-cell office:value-type="float" office:value="38021382" calcext:value-type="float">
            <text:p>38021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,rule</text:p>
          </table:table-cell>
          <table:table-cell office:value-type="float" office:value="7367563" calcext:value-type="float">
            <text:p>73675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_sc,rule</text:p>
          </table:table-cell>
          <table:table-cell office:value-type="float" office:value="44171400" calcext:value-type="float">
            <text:p>4417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mon,rule</text:p>
          </table:table-cell>
          <table:table-cell office:value-type="float" office:value="5442143" calcext:value-type="float">
            <text:p>54421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sc,rule</text:p>
          </table:table-cell>
          <table:table-cell office:value-type="float" office:value="24237640" calcext:value-type="float">
            <text:p>24237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sc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sc_Word,rule</text:p>
          </table:table-cell>
          <table:table-cell office:value-type="float" office:value="232183" calcext:value-type="float">
            <text:p>23218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cc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9.00957347913836" calcext:value-type="float">
            <text:p>9,01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mon_dd_Wor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d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sc,rule</text:p>
          </table:table-cell>
          <table:table-cell office:value-type="float" office:value="877765" calcext:value-type="float">
            <text:p>87776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year,rule</text:p>
          </table:table-cell>
          <table:table-cell office:value-type="float" office:value="29107820" calcext:value-type="float">
            <text:p>2910782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d_Wor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_Wor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_Wor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sc_Word,rule</text:p>
          </table:table-cell>
          <table:table-cell office:value-type="float" office:value="283150" calcext:value-type="float">
            <text:p>283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dd_Word,rule</text:p>
          </table:table-cell>
          <table:table-cell office:value-type="float" office:value="283150000" calcext:value-type="float">
            <text:p>2831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_Word,rule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,rule</text:p>
          </table:table-cell>
          <table:table-cell office:value-type="float" office:value="226520" calcext:value-type="float">
            <text:p>226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29447600" calcext:value-type="float">
            <text:p>294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sc,rule</text:p>
          </table:table-cell>
          <table:table-cell office:value-type="float" office:value="2265200" calcext:value-type="float">
            <text:p>226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9423232" calcext:value-type="float">
            <text:p>94232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year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2sc_dd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dd_mon,rule</text:p>
          </table:table-cell>
          <table:table-cell office:value-type="float" office:value="235586463" calcext:value-type="float">
            <text:p>2355864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13.9526240944006" calcext:value-type="float">
            <text:p>13,9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d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105331800" calcext:value-type="float">
            <text:p>10533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27.387258737245" calcext:value-type="float">
            <text:p>27,39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18.4945877447974" calcext:value-type="float">
            <text:p>18,49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9.33181381987859" calcext:value-type="float">
            <text:p>9,33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2sc,rule</text:p>
          </table:table-cell>
          <table:table-cell office:value-type="float" office:value="3964100" calcext:value-type="float">
            <text:p>39641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,rule</text:p>
          </table:table-cell>
          <table:table-cell office:value-type="float" office:value="6342560" calcext:value-type="float">
            <text:p>634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_sc,rule</text:p>
          </table:table-cell>
          <table:table-cell office:value-type="float" office:value="38021382" calcext:value-type="float">
            <text:p>38021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8.96702481410272" calcext:value-type="float">
            <text:p>8,97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,rule</text:p>
          </table:table-cell>
          <table:table-cell office:value-type="float" office:value="7367563" calcext:value-type="float">
            <text:p>7367563</text:p>
          </table:table-cell>
          <table:table-cell office:value-type="float" office:value="9.33181381987859" calcext:value-type="float">
            <text:p>9,33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_sc,rule</text:p>
          </table:table-cell>
          <table:table-cell office:value-type="float" office:value="44171400" calcext:value-type="float">
            <text:p>4417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15.1513921865271" calcext:value-type="float">
            <text:p>15,1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13.4346346428443" calcext:value-type="float">
            <text:p>13,43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86.8232509895562" calcext:value-type="float">
            <text:p>86,8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mon,rule</text:p>
          </table:table-cell>
          <table:table-cell office:value-type="float" office:value="5442143" calcext:value-type="float">
            <text:p>54421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sc,rule</text:p>
          </table:table-cell>
          <table:table-cell office:value-type="float" office:value="24237640" calcext:value-type="float">
            <text:p>24237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sc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11.9879800316328" calcext:value-type="float">
            <text:p>11,99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sc_word,rule</text:p>
          </table:table-cell>
          <table:table-cell office:value-type="float" office:value="232183" calcext:value-type="float">
            <text:p>23218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1-0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cc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dd_wor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mon_dd_wor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,rule</text:p>
          </table:table-cell>
          <table:table-cell office:value-type="float" office:value="175553" calcext:value-type="float">
            <text:p>17555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dd,rule</text:p>
          </table:table-cell>
          <table:table-cell office:value-type="float" office:value="17555300" calcext:value-type="float">
            <text:p>17555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sc,rule</text:p>
          </table:table-cell>
          <table:table-cell office:value-type="float" office:value="877765" calcext:value-type="float">
            <text:p>87776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ay_word_year,rule</text:p>
          </table:table-cell>
          <table:table-cell office:value-type="float" office:value="29107820" calcext:value-type="float">
            <text:p>291078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d_wor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d_wor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d_wor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sc_word,rule</text:p>
          </table:table-cell>
          <table:table-cell office:value-type="float" office:value="283150" calcext:value-type="float">
            <text:p>283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d_word,rule</text:p>
          </table:table-cell>
          <table:table-cell office:value-type="float" office:value="56630" calcext:value-type="float">
            <text:p>56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dd_word,rule</text:p>
          </table:table-cell>
          <table:table-cell office:value-type="float" office:value="283150000" calcext:value-type="float">
            <text:p>2831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dd_word,rule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,rule</text:p>
          </table:table-cell>
          <table:table-cell office:value-type="float" office:value="226520" calcext:value-type="float">
            <text:p>226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mon_sc,rule</text:p>
          </table:table-cell>
          <table:table-cell office:value-type="float" office:value="29447600" calcext:value-type="float">
            <text:p>2944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dd_sc,rule</text:p>
          </table:table-cell>
          <table:table-cell office:value-type="float" office:value="2265200" calcext:value-type="float">
            <text:p>2265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mon_day_sc,rule</text:p>
          </table:table-cell>
          <table:table-cell office:value-type="float" office:value="9423232" calcext:value-type="float">
            <text:p>94232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word_year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sc_year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2sc_dd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dd_mon,rule</text:p>
          </table:table-cell>
          <table:table-cell office:value-type="float" office:value="235586463" calcext:value-type="float">
            <text:p>2355864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7.72237001965316" calcext:value-type="float">
            <text:p>7,7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dd,rule</text:p>
          </table:table-cell>
          <table:table-cell office:value-type="float" office:value="206835412" calcext:value-type="float">
            <text:p>20683541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sc,rule</text:p>
          </table:table-cell>
          <table:table-cell office:value-type="float" office:value="14168826" calcext:value-type="float">
            <text:p>14168826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ay_mon_year,rule</text:p>
          </table:table-cell>
          <table:table-cell office:value-type="float" office:value="105331800" calcext:value-type="float">
            <text:p>10533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7.1522431598278" calcext:value-type="float">
            <text:p>7,1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d,rule</text:p>
          </table:table-cell>
          <table:table-cell office:value-type="float" office:value="56630000" calcext:value-type="float">
            <text:p>566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d_sc,rule</text:p>
          </table:table-cell>
          <table:table-cell office:value-type="float" office:value="39646663" calcext:value-type="float">
            <text:p>39646663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2sc,rule</text:p>
          </table:table-cell>
          <table:table-cell office:value-type="float" office:value="3964100" calcext:value-type="float">
            <text:p>396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,rule</text:p>
          </table:table-cell>
          <table:table-cell office:value-type="float" office:value="6342560" calcext:value-type="float">
            <text:p>6342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age_sc,rule</text:p>
          </table:table-cell>
          <table:table-cell office:value-type="float" office:value="38021382" calcext:value-type="float">
            <text:p>380213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dd_sc,rule</text:p>
          </table:table-cell>
          <table:table-cell office:value-type="float" office:value="3969763" calcext:value-type="float">
            <text:p>3969763</text:p>
          </table:table-cell>
          <table:table-cell office:value-type="float" office:value="6.59170504323587" calcext:value-type="float">
            <text:p>6,59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,rule</text:p>
          </table:table-cell>
          <table:table-cell office:value-type="float" office:value="7367563" calcext:value-type="float">
            <text:p>73675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mon_dd_sc,rule</text:p>
          </table:table-cell>
          <table:table-cell office:value-type="float" office:value="44171400" calcext:value-type="float">
            <text:p>441714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dd,rule</text:p>
          </table:table-cell>
          <table:table-cell office:value-type="float" office:value="3397800" calcext:value-type="float">
            <text:p>3397800</text:p>
          </table:table-cell>
          <table:table-cell office:value-type="float" office:value="7.52037020289115" calcext:value-type="float">
            <text:p>7,5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8.2011488434613" calcext:value-type="float">
            <text:p>8,2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9.89235193647052" calcext:value-type="float">
            <text:p>9,89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mon,rule</text:p>
          </table:table-cell>
          <table:table-cell office:value-type="float" office:value="5442143" calcext:value-type="float">
            <text:p>54421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_sc,rule</text:p>
          </table:table-cell>
          <table:table-cell office:value-type="float" office:value="24237640" calcext:value-type="float">
            <text:p>24237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sc_word,rule</text:p>
          </table:table-cell>
          <table:table-cell office:value-type="float" office:value="3680950" calcext:value-type="float">
            <text:p>36809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_sc,rule</text:p>
          </table:table-cell>
          <table:table-cell office:value-type="float" office:value="2944760" calcext:value-type="float">
            <text:p>2944760</text:p>
          </table:table-cell>
          <table:table-cell office:value-type="float" office:value="4.58451231543237" calcext:value-type="float">
            <text:p>4,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9:11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3S</meta:editing-duration>
    <meta:editing-cycles>3</meta:editing-cycles>
    <meta:generator>LibreOffice/5.2.0.4$Windows_x86 LibreOffice_project/066b007f5ebcc236395c7d282ba488bca6720265</meta:generator>
    <dc:date>2016-08-13T19:30:03.564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